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 summary(mod1_ME)</text:p>
      <text:p text:style-name="Standard"/>
      <text:p text:style-name="Standard">Call:</text:p>
      <text:p text:style-name="Standard">lm(formula = phen_int ~ meanT * moist_per + ME.mod1$vectors[, </text:p>
      <text:p text:style-name="Standard"><text:s text:c="4"/>1] + ME.mod1$vectors[, 2], data = subset(allplants, !is.na(phen_int)))</text:p>
      <text:p text:style-name="Standard"/>
      <text:p text:style-name="Standard">Residuals:</text:p>
      <text:p text:style-name="Standard"><text:s text:c="4"/>Min <text:s text:c="5"/>1Q <text:s/>Median <text:s text:c="5"/>3Q <text:s text:c="4"/>Max </text:p>
      <text:p text:style-name="Standard">-4.4168 -1.3176 <text:s/>0.2667 <text:s/>1.3049 <text:s/>2.8022 </text:p>
      <text:p text:style-name="Standard"/>
      <text:p text:style-name="Standard">Coefficients:</text:p>
      <text:p text:style-name="Standard"><text:s text:c="22"/>Estimate Std. Error t value Pr(&gt;|t|) <text:s text:c="3"/></text:p>
      <text:p text:style-name="Standard">(Intercept) <text:s text:c="9"/>38.201262 <text:s text:c="2"/>4.157668 <text:s text:c="2"/>9.188 <text:s/>&lt; 2e-16 ***</text:p>
      <text:p text:style-name="Standard">meanT <text:s text:c="15"/>-1.874300 <text:s text:c="2"/>0.253511 <text:s/>-7.393 1.56e-13 ***</text:p>
      <text:p text:style-name="Standard">moist_per <text:s text:c="11"/>-0.382414 <text:s text:c="2"/>0.058332 <text:s/>-6.556 5.84e-11 ***</text:p>
      <text:p text:style-name="Standard">ME.mod1$vectors[, 1] 15.505017 <text:s text:c="2"/>1.486028 <text:s/>10.434 <text:s/>&lt; 2e-16 ***</text:p>
      <text:p text:style-name="Standard">ME.mod1$vectors[, 2] -7.496085 <text:s text:c="2"/>1.493051 <text:s/>-5.021 5.25e-07 ***</text:p>
      <text:p text:style-name="Standard">meanT:moist_per <text:s text:c="6"/>0.019991 <text:s text:c="2"/>0.003564 <text:s text:c="2"/>5.609 2.10e-08 ***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Residual standard error: 1.463 on 8842 degrees of freedom</text:p>
      <text:p text:style-name="Standard">Multiple R-squared: <text:s/>0.1282,<text:tab/>Adjusted R-squared: <text:s/>0.1277 </text:p>
      <text:p text:style-name="Standard">F-statistic: 259.9 on 5 and 8842 DF, <text:s/>p-value: &lt; 2.2e-16</text:p>
      <text:p text:style-name="Standard"/>
      <text:p text:style-name="Standard">&gt; summary(mod2_ME)</text:p>
      <text:p text:style-name="Standard"/>
      <text:p text:style-name="Standard">Call:</text:p>
      <text:p text:style-name="Standard">glm.nb(formula = round(Mrub_sum) ~ meanT * moist_per + ME.mod2$vectors[, </text:p>
      <text:p text:style-name="Standard"><text:s text:c="4"/>1], data = allplants, init.theta = 0.2014970404, link = log)</text:p>
      <text:p text:style-name="Standard"/>
      <text:p text:style-name="Standard">Deviance Residuals: </text:p>
      <text:p text:style-name="Standard"><text:s text:c="4"/>Min <text:s text:c="6"/>1Q <text:s text:c="2"/>Median <text:s text:c="6"/>3Q <text:s text:c="5"/>Max <text:s/></text:p>
      <text:p text:style-name="Standard">-1.3137 <text:s/>-0.8609 <text:s/>-0.5987 <text:s/>-0.1865 <text:s text:c="2"/>2.3362 <text:s/></text:p>
      <text:p text:style-name="Standard"/>
      <text:p text:style-name="Standard">Coefficients:</text:p>
      <text:p text:style-name="Standard"><text:s text:c="23"/>Estimate Std. Error z value Pr(&gt;|z|) <text:s text:c="3"/></text:p>
      <text:p text:style-name="Standard">(Intercept) <text:s text:c="9"/>226.516568 <text:s text:c="2"/>8.962341 <text:s text:c="2"/>25.27 <text:s text:c="2"/>&lt;2e-16 ***</text:p>
      <text:p text:style-name="Standard">meanT <text:s text:c="15"/>-13.820439 <text:s text:c="2"/>0.548770 <text:s/>-25.18 <text:s text:c="2"/>&lt;2e-16 ***</text:p>
      <text:p text:style-name="Standard">moist_per <text:s text:c="12"/>-3.577239 <text:s text:c="2"/>0.130622 <text:s/>-27.39 <text:s text:c="2"/>&lt;2e-16 ***</text:p>
      <text:p text:style-name="Standard">ME.mod2$vectors[, 1] <text:s/>30.218399 <text:s text:c="2"/>2.831890 <text:s text:c="2"/>10.67 <text:s text:c="2"/>&lt;2e-16 ***</text:p>
      <text:p text:style-name="Standard">meanT:moist_per <text:s text:c="7"/>0.218165 <text:s text:c="2"/>0.008002 <text:s text:c="2"/>27.26 <text:s text:c="2"/>&lt;2e-16 ***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(Dispersion parameter for Negative Binomial(0.2015) family taken to be 1)</text:p>
      <text:p text:style-name="Standard"/>
      <text:p text:style-name="Standard"><text:s text:c="4"/>Null deviance: 5999.9 <text:s/>on 8851 <text:s/>degrees of freedom</text:p>
      <text:p text:style-name="Standard">Residual deviance: 4923.9 <text:s/>on 8847 <text:s/>degrees of freedom</text:p>
      <text:p text:style-name="Standard">AIC: 17912</text:p>
      <text:p text:style-name="Standard"/>
      <text:p text:style-name="Standard">Number of Fisher Scoring iterations: 1</text:p>
      <text:p text:style-name="Standard"><text:soft-page-break/></text:p>
      <text:p text:style-name="Standard"/>
      <text:p text:style-name="Standard"><text:s text:c="14"/>Theta: <text:s/>0.20150 </text:p>
      <text:p text:style-name="Standard"><text:s text:c="10"/>Std. Err.: <text:s/>0.00652 </text:p>
      <text:p text:style-name="Standard"/>
      <text:p text:style-name="Standard"><text:s/>2 x log-likelihood: <text:s/>-17899.72500 </text:p>
      <text:p text:style-name="Standard">&gt; summary(mod3_ME)</text:p>
      <text:p text:style-name="Standard">Error in h(simpleError(msg, call)) : </text:p>
      <text:p text:style-name="Standard"><text:s text:c="2"/>error in evaluating the argument 'object' in selecting a method for function 'summary': object 'mod3_ME' not found</text:p>
      <text:p text:style-name="Standard">&gt; summary(mod4_ME)</text:p>
      <text:p text:style-name="Standard"/>
      <text:p text:style-name="Standard">Call:</text:p>
      <text:p text:style-name="Standard">lm(formula = phen_n3 ~ meanT * moist_per + ME.mod4$vectors[, </text:p>
      <text:p text:style-name="Standard"><text:s text:c="4"/>1] + ME.mod4$vectors[, 2] + ME.mod4$vectors[, 3] + ME.mod4$vectors[, </text:p>
      <text:p text:style-name="Standard"><text:s text:c="4"/>4] + ME.mod4$vectors[, 5], data = allplants)</text:p>
      <text:p text:style-name="Standard"/>
      <text:p text:style-name="Standard">Residuals:</text:p>
      <text:p text:style-name="Standard"><text:s text:c="5"/>Min <text:s text:c="6"/>1Q <text:s text:c="2"/>Median <text:s text:c="6"/>3Q <text:s text:c="5"/>Max </text:p>
      <text:p text:style-name="Standard">-1.35756 -0.14940 <text:s/>0.03326 <text:s/>0.15787 <text:s/>1.30405 </text:p>
      <text:p text:style-name="Standard"/>
      <text:p text:style-name="Standard">Coefficients:</text:p>
      <text:p text:style-name="Standard"><text:s text:c="23"/>Estimate Std. Error t value Pr(&gt;|t|) <text:s text:c="3"/></text:p>
      <text:p text:style-name="Standard">(Intercept) <text:s text:c="10"/>2.133e+01 <text:s/>9.351e-01 <text:s text:c="2"/>22.81 <text:s text:c="2"/>&lt;2e-16 ***</text:p>
      <text:p text:style-name="Standard">meanT <text:s text:c="15"/>-8.635e-01 <text:s/>5.682e-02 <text:s/>-15.20 <text:s text:c="2"/>&lt;2e-16 ***</text:p>
      <text:p text:style-name="Standard">moist_per <text:s text:c="11"/>-1.812e-01 <text:s/>1.264e-02 <text:s/>-14.34 <text:s text:c="2"/>&lt;2e-16 ***</text:p>
      <text:p text:style-name="Standard">ME.mod4$vectors[, 1] <text:s/>1.424e+01 <text:s/>2.910e-01 <text:s text:c="2"/>48.93 <text:s text:c="2"/>&lt;2e-16 ***</text:p>
      <text:p text:style-name="Standard">ME.mod4$vectors[, 2] -1.339e+01 <text:s/>3.719e-01 <text:s/>-36.00 <text:s text:c="2"/>&lt;2e-16 ***</text:p>
      <text:p text:style-name="Standard">ME.mod4$vectors[, 3] -5.292e+00 <text:s/>2.947e-01 <text:s/>-17.96 <text:s text:c="2"/>&lt;2e-16 ***</text:p>
      <text:p text:style-name="Standard">ME.mod4$vectors[, 4] <text:s/>6.225e+00 <text:s/>2.883e-01 <text:s text:c="2"/>21.59 <text:s text:c="2"/>&lt;2e-16 ***</text:p>
      <text:p text:style-name="Standard">ME.mod4$vectors[, 5] <text:s/>4.070e+00 <text:s/>2.979e-01 <text:s text:c="2"/>13.66 <text:s text:c="2"/>&lt;2e-16 ***</text:p>
      <text:p text:style-name="Standard">meanT:moist_per <text:s text:c="6"/>8.017e-03 <text:s/>7.691e-04 <text:s text:c="2"/>10.42 <text:s text:c="2"/>&lt;2e-16 ***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Residual standard error: 0.285 on 8843 degrees of freedom</text:p>
      <text:p text:style-name="Standard">Multiple R-squared: <text:s/>0.8026,<text:tab/>Adjusted R-squared: <text:s/>0.8024 </text:p>
      <text:p text:style-name="Standard">F-statistic: <text:s/>4493 on 8 and 8843 DF, <text:s/>p-value: &lt; 2.2e-16</text:p>
      <text:p text:style-name="Standard"/>
      <text:p text:style-name="Standard">&gt; summary(mod5_ME)</text:p>
      <text:p text:style-name="Standard"/>
      <text:p text:style-name="Standard">Call:</text:p>
      <text:p text:style-name="Standard">glm(formula = as.integer(attack) ~ phen_int + round(Mrub_sum) + </text:p>
      <text:p text:style-name="Standard"><text:s text:c="4"/>phen_int:round(Mrub_sum) + pldens_3 + phen_n3 + pldens_3:phen_n3 + </text:p>
      <text:p text:style-name="Standard"><text:s text:c="4"/>meanT * moist_per + ME.mod5$vectors[, 1], family = "binomial", </text:p>
      <text:p text:style-name="Standard"><text:s text:c="4"/>data = subset(allplants, !is.na(phen_int)))</text:p>
      <text:p text:style-name="Standard"/>
      <text:p text:style-name="Standard">Deviance Residuals: </text:p>
      <text:p text:style-name="Standard"><text:s text:c="4"/>Min <text:s text:c="6"/>1Q <text:s text:c="2"/>Median <text:s text:c="6"/>3Q <text:s text:c="5"/>Max <text:s/></text:p>
      <text:p text:style-name="Standard">-2.0555 <text:s/>-0.2679 <text:s/>-0.1169 <text:s/>-0.0515 <text:s text:c="2"/>4.1987 <text:s/></text:p>
      <text:p text:style-name="Standard"/>
      <text:p text:style-name="Standard">Coefficients:</text:p>
      <text:p text:style-name="Standard"><text:soft-page-break/><text:s text:c="27"/>Estimate Std. Error z value Pr(&gt;|z|) <text:s text:c="3"/></text:p>
      <text:p text:style-name="Standard">(Intercept) <text:s text:c="13"/>-2.259e+01 <text:s/>1.024e+01 <text:s/>-2.206 <text:s/>0.02740 * <text:s/></text:p>
      <text:p text:style-name="Standard">phen_int <text:s text:c="17"/>8.947e-01 <text:s/>5.223e-02 <text:s/>17.131 <text:s/>&lt; 2e-16 ***</text:p>
      <text:p text:style-name="Standard">round(Mrub_sum) <text:s text:c="9"/>-2.038e-01 <text:s/>9.604e-02 <text:s/>-2.122 <text:s/>0.03382 * <text:s/></text:p>
      <text:p text:style-name="Standard">pldens_3 <text:s text:c="17"/>1.082e-01 <text:s/>4.533e-02 <text:s text:c="2"/>2.387 <text:s/>0.01697 * <text:s/></text:p>
      <text:p text:style-name="Standard">phen_n3 <text:s text:c="17"/>-3.760e-01 <text:s/>1.301e-01 <text:s/>-2.891 <text:s/>0.00385 ** </text:p>
      <text:p text:style-name="Standard">meanT <text:s text:c="20"/>1.166e+00 <text:s/>6.091e-01 <text:s text:c="2"/>1.914 <text:s/>0.05556 . <text:s/></text:p>
      <text:p text:style-name="Standard">moist_per <text:s text:c="16"/>8.898e-03 <text:s/>1.532e-01 <text:s text:c="2"/>0.058 <text:s/>0.95370 <text:s text:c="3"/></text:p>
      <text:p text:style-name="Standard">ME.mod5$vectors[, 1] <text:s text:c="5"/>2.219e+01 <text:s/>3.052e+00 <text:s text:c="2"/>7.272 3.55e-13 ***</text:p>
      <text:p text:style-name="Standard">phen_int:round(Mrub_sum) <text:s/>4.975e-02 <text:s/>1.957e-02 <text:s text:c="2"/>2.542 <text:s/>0.01102 * <text:s/></text:p>
      <text:p text:style-name="Standard">pldens_3:phen_n3 <text:s text:c="8"/>-7.299e-02 <text:s/>1.211e-02 <text:s/>-6.025 1.69e-09 ***</text:p>
      <text:p text:style-name="Standard">meanT:moist_per <text:s text:c="9"/>-1.508e-04 <text:s/>9.345e-03 <text:s/>-0.016 <text:s/>0.98712 <text:s text:c="3"/>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(Dispersion parameter for binomial family taken to be 1)</text:p>
      <text:p text:style-name="Standard"/>
      <text:p text:style-name="Standard"><text:s text:c="4"/>Null deviance: 5045.4 <text:s/>on 8847 <text:s/>degrees of freedom</text:p>
      <text:p text:style-name="Standard">Residual deviance: 3078.4 <text:s/>on 8837 <text:s/>degrees of freedom</text:p>
      <text:p text:style-name="Standard">AIC: 3100.4</text:p>
      <text:p text:style-name="Standard"/>
      <text:p text:style-name="Standard">Number of Fisher Scoring iterations: 7</text:p>
      <text:p text:style-name="Standard"/>
      <text:p text:style-name="Standard">&gt; summary(mod6)</text:p>
      <text:p text:style-name="Standard"/>
      <text:p text:style-name="Standard">Call:</text:p>
      <text:p text:style-name="Standard">lm(formula = seeds_per_fl ~ phen_int + as.integer(attack) + meanT * </text:p>
      <text:p text:style-name="Standard"><text:s text:c="4"/>moist_per, data = allplants)</text:p>
      <text:p text:style-name="Standard"/>
      <text:p text:style-name="Standard">Residuals:</text:p>
      <text:p text:style-name="Standard"><text:s text:c="3"/>Min <text:s text:c="4"/>1Q Median <text:s text:c="4"/>3Q <text:s text:c="3"/>Max </text:p>
      <text:p text:style-name="Standard">-461.9 -137.1 <text:s text:c="3"/>1.8 <text:s/>149.8 <text:s/>685.7 </text:p>
      <text:p text:style-name="Standard"/>
      <text:p text:style-name="Standard">Coefficients:</text:p>
      <text:p text:style-name="Standard"><text:s text:c="20"/>Estimate Std. Error t value Pr(&gt;|t|) <text:s text:c="3"/></text:p>
      <text:p text:style-name="Standard">(Intercept) <text:s text:c="7"/>-1554.940 <text:s text:c="2"/>1896.687 <text:s/>-0.820 <text:s text:c="2"/>0.4128 <text:s text:c="3"/></text:p>
      <text:p text:style-name="Standard">phen_int <text:s text:c="13"/>16.264 <text:s text:c="5"/>9.666 <text:s text:c="2"/>1.683 <text:s text:c="2"/>0.0931 . <text:s/></text:p>
      <text:p text:style-name="Standard">as.integer(attack) <text:s/>-200.275 <text:s text:c="4"/>20.770 <text:s/>-9.643 <text:s text:c="2"/>&lt;2e-16 ***</text:p>
      <text:p text:style-name="Standard">meanT <text:s text:c="15"/>118.690 <text:s text:c="3"/>114.946 <text:s text:c="2"/>1.033 <text:s text:c="2"/>0.3024 <text:s text:c="3"/></text:p>
      <text:p text:style-name="Standard">moist_per <text:s text:c="12"/>35.032 <text:s text:c="4"/>27.522 <text:s text:c="2"/>1.273 <text:s text:c="2"/>0.2037 <text:s text:c="3"/></text:p>
      <text:p text:style-name="Standard">meanT:moist_per <text:s text:c="6"/>-2.171 <text:s text:c="5"/>1.682 <text:s/>-1.290 <text:s text:c="2"/>0.1976 <text:s text:c="3"/>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Residual standard error: 198.9 on 448 degrees of freedom</text:p>
      <text:p text:style-name="Standard"><text:s text:c="2"/>(8398 observations deleted due to missingness)</text:p>
      <text:p text:style-name="Standard">Multiple R-squared: <text:s/>0.1913,<text:tab/>Adjusted R-squared: <text:s/>0.1823 </text:p>
      <text:p text:style-name="Standard">F-statistic: <text:s/>21.2 on 5 and 448 DF, <text:s/>p-value: &lt; 2.2e-1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icia Valdés</meta:initial-creator>
    <meta:creation-date>2021-03-30T15:15:06.426000000</meta:creation-date>
    <dc:date>2021-03-30T15:15:29.805000000</dc:date>
    <dc:creator>Alicia Valdés</dc:creator>
    <meta:editing-duration>PT23S</meta:editing-duration>
    <meta:editing-cycles>1</meta:editing-cycles>
    <meta:document-statistic meta:table-count="0" meta:image-count="0" meta:object-count="0" meta:page-count="3" meta:paragraph-count="121" meta:word-count="695" meta:character-count="5726" meta:non-whitespace-character-count="4242"/>
    <meta:generator>LibreOffice/7.1.1.2$Windows_X86_64 LibreOffice_project/fe0b08f4af1bacafe4c7ecc87ce55bb426164676</meta:generator>
  </office:meta>
</office:document-meta>
</file>